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7.271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1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0.589cm"/>
    </style:style>
    <style:style style:name="co13" style:family="table-column">
      <style:table-column-properties fo:break-before="auto" style:column-width="0.725cm"/>
    </style:style>
    <style:style style:name="co14" style:family="table-column">
      <style:table-column-properties fo:break-before="auto" style:column-width="3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fo:color="#ffffff" style:font-name="DejaVu Sans Mon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73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2.2 - Formas Normais - Caso de Uso_ Boteco do Seu Zé! - Exercíc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Default"/>
        <table:table-column table:style-name="co9" table:default-cell-style-name="Default"/>
        <table:table-column table:style-name="co10" table:default-cell-style-name="ce6"/>
        <table:table-column table:style-name="co13" table:default-cell-style-name="ce6"/>
        <table:table-column table:style-name="co14" table:default-cell-style-name="ce6"/>
        <table:table-row table:style-name="ro1">
          <table:table-cell table:style-name="ce1" office:value-type="string" calcext:value-type="string" table:number-columns-spanned="3" table:number-rows-spanned="1">
            <text:p>tb_user</text:p>
          </table:table-cell>
          <table:covered-table-cell table:number-columns-repeated="2" table:style-name="ce3"/>
          <table:table-cell table:number-columns-repeated="13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user_name</text:p>
          </table:table-cell>
          <table:table-cell table:style-name="ce2" office:value-type="string" calcext:value-type="string">
            <text:p>user_age</text:p>
          </table:table-cell>
          <table:table-cell table:number-columns-repeated="1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hati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intia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Bill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Roger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Norman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atrick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Vivian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"/>
          <table:table-cell table:style-name="Default"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arol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Angelina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3" table:number-rows-spanned="1">
            <text:p>tb_plan</text:p>
          </table:table-cell>
          <table:covered-table-cell table:number-columns-repeated="2" table:style-name="ce3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plan_type</text:p>
          </table:table-cell>
          <table:table-cell table:style-name="ce2" office:value-type="string" calcext:value-type="string">
            <text:p>plan_price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ratuito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amiliar</text:p>
          </table:table-cell>
          <table:table-cell table:style-name="ce5" office:value-type="float" office:value="7.99" calcext:value-type="float">
            <text:p>7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iversitário</text:p>
          </table:table-cell>
          <table:table-cell table:style-name="ce5" office:value-type="float" office:value="5.99" calcext:value-type="float">
            <text:p>5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essoal</text:p>
          </table:table-cell>
          <table:table-cell table:style-name="ce5" office:value-type="float" office:value="6.99" calcext:value-type="float">
            <text:p>6,99</text:p>
          </table:table-cell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3">
          <table:table-cell table:style-name="ce4" office:value-type="string" calcext:value-type="string" table:number-columns-spanned="2" table:number-rows-spanned="1">
            <text:p>tb_artist</text:p>
          </table:table-cell>
          <table:covered-table-cell table:style-name="ce3"/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artist_id</text:p>
          </table:table-cell>
          <table:table-cell table:style-name="ce2" office:value-type="string" calcext:value-type="string">
            <text:p>artist_name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alter Phoenix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eter Strong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nce Day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eedie Shannon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yler Isle</text:p>
          </table:table-cell>
          <table:table-cell table:number-columns-repeated="14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og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3" table:number-rows-spanned="1">
            <text:p>tb_album</text:p>
          </table:table-cell>
          <table:covered-table-cell table:style-name="ce3"/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álbum_name</text:p>
          </table:table-cell>
          <table:table-cell table:style-name="ce2" office:value-type="string" calcext:value-type="string">
            <text:p>artist_id</text:p>
          </table:table-cell>
          <table:table-cell table:number-columns-repeated="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nvio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xubera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allowed Steam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candescen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emporary Cultur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brary of liberty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/>
          <table:table-cell table:style-name="Default"/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ained Down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abinet of fool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No guarantee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pparatu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/>
          <table:table-cell table:style-name="Default"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5" table:number-rows-spanned="1">
            <text:p>tb_song</text:p>
          </table:table-cell>
          <table:covered-table-cell table:number-columns-repeated="2" table:style-name="ce3"/>
          <table:covered-table-cell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song_name</text:p>
          </table:table-cell>
          <table:table-cell table:style-name="ce2" office:value-type="string" calcext:value-type="string">
            <text:p>song_duration</text:p>
          </table:table-cell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song_release_year</text:p>
          </table:table-cell>
          <table:table-cell table:number-columns-repeated="1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ul For Us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flections Of Magic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ance With Her Own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990" calcext:value-type="float">
            <text:p>1990</text:p>
          </table:table-cell>
          <table:table-cell table:number-columns-repeated="11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oubles Of My Inner Fire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11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ime Fireworks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93" calcext:value-type="float">
            <text:p>1993</text:p>
          </table:table-cell>
          <table:table-cell table:number-columns-repeated="11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gic Circus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Honey, So Do I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weetie, Let's Go Wild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he Knows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95" calcext:value-type="float">
            <text:p>1995</text:p>
          </table:table-cell>
          <table:table-cell table:number-columns-repeated="11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antasy For M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elebration Of More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ock His Everything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Home Forever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iamond Power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Let's Be Silly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98" calcext:value-type="float">
            <text:p>1998</text:p>
          </table:table-cell>
          <table:table-cell table:number-columns-repeated="1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Thang Of Thunder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Words Of Her Life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Without My Streets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1" calcext:value-type="float">
            <text:p>2001</text:p>
          </table:table-cell>
          <table:table-cell table:number-columns-repeated="1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Need Of The Evening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History Of My Roses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Without My Love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Walking And Game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Young And Father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03" calcext:value-type="float">
            <text:p>2003</text:p>
          </table:table-cell>
          <table:table-cell table:number-columns-repeated="11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Finding My Traditions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Walking And Man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Hard And Time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Honey, I'm A Lone Wolf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007" calcext:value-type="float">
            <text:p>2007</text:p>
          </table:table-cell>
          <table:table-cell table:number-columns-repeated="11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She Thinks I Won't Stay Tonight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He Heard You're Bad For Me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He Hopes We Can't Stay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I Know I Know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12" calcext:value-type="float">
            <text:p>2012</text:p>
          </table:table-cell>
          <table:table-cell table:number-columns-repeated="11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He's Walking Away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He's Trouble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I Heard I Want To Bo Alon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I Ride Alone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Honey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ou Cheated On Me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Wouldn't It Be Nice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Baby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You Make Me Feel So..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15" calcext:value-type="float">
            <text:p>2015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4" table:number-rows-spanned="1">
            <text:p>tb_playback_history</text:p>
          </table:table-cell>
          <table:covered-table-cell table:number-columns-repeated="2" table:style-name="ce3"/>
          <table:covered-table-cell table:style-name="ce6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reproduction_id</text:p>
          </table:table-cell>
          <table:table-cell table:style-name="ce2" office:value-type="string" calcext:value-type="string">
            <text:p>song_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reproduced_date</text:p>
          </table:table-cell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20-02-28 10:45:55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20-05-02 05:30:35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20-03-06T11:22:33" calcext:value-type="date">
            <text:p>2020-03-06 11:22:3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20-08-05T08:05:17" calcext:value-type="date">
            <text:p>2020-08-05 08:05:17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date" office:date-value="2020-09-14T16:32:22" calcext:value-type="date">
            <text:p>2020-09-14 16:32:22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0-01-02T07:40:33" calcext:value-type="date">
            <text:p>2020-01-02 07:40:33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0-05-16T06:16:22" calcext:value-type="date">
            <text:p>2020-05-16 06:16:22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0-10-09T12:27:48" calcext:value-type="date">
            <text:p>2020-10-09 12:27:48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date" office:date-value="2020-09-21T13:14:46" calcext:value-type="date">
            <text:p>2020-09-21 13:14:46</text:p>
          </table:table-cell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 table:number-rows-repeated="2">
          <table:table-cell table:style-name="ce3" table:number-columns-repeated="4"/>
          <table:table-cell table:number-columns-repeated="2"/>
          <table:table-cell table:style-name="ce6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2" table:number-rows-spanned="1">
            <text:p>followed_artist</text:p>
          </table:table-cell>
          <table:covered-table-cell table:style-name="ce3"/>
          <table:table-cell table:number-columns-repeated="14"/>
        </table:table-row>
        <table:table-row table:style-name="ro2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artist_id</text:p>
          </table:table-cell>
          <table:table-cell table:number-columns-repeated="14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1">
          <table:table-cell table:style-name="ce4" office:value-type="string" calcext:value-type="string" table:number-columns-spanned="2" table:number-rows-spanned="1">
            <text:p>tb_user_plan</text:p>
          </table:table-cell>
          <table:covered-table-cell table:style-name="ce3"/>
          <table:table-cell table:number-columns-repeated="14"/>
        </table:table-row>
        <table:table-row table:style-name="ro2">
          <table:table-cell table:style-name="ce2" office:value-type="string" calcext:value-type="string">
            <text:p>plan_id</text:p>
          </table:table-cell>
          <table:table-cell table:style-name="ce2" office:value-type="string" calcext:value-type="string">
            <text:p>user_id</text:p>
          </table:table-cell>
          <table:table-cell table:number-columns-repeated="14"/>
        </table:table-row>
        <table:table-row table:style-name="ro2" table:number-rows-repeated="104846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3T01:49:51.170044635</dc:date>
    <meta:editing-duration>PT42M28S</meta:editing-duration>
    <meta:editing-cycles>6</meta:editing-cycles>
    <meta:generator>LibreOffice/7.3.4.2$Linux_X86_64 LibreOffice_project/30$Build-2</meta:generator>
    <meta:document-statistic meta:table-count="1" meta:cell-count="378" meta:object-count="0"/>
    <meta:user-defined meta:name="sheets-banding"/>
    <meta:user-defined meta:name="sheets-original-selection"/>
  </office:meta>
</office:document-meta>
</file>